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93cm"/>
    </style:style>
    <style:style style:name="co2" style:family="table-column">
      <style:table-column-properties fo:break-before="auto" style:column-width="2.522cm"/>
    </style:style>
    <style:style style:name="co3" style:family="table-column">
      <style:table-column-properties fo:break-before="auto" style:column-width="9.377cm"/>
    </style:style>
    <style:style style:name="co4" style:family="table-column">
      <style:table-column-properties fo:break-before="auto" style:column-width="2.609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4.015cm"/>
    </style:style>
    <style:style style:name="co7" style:family="table-column">
      <style:table-column-properties fo:break-before="auto" style:column-width="2.15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2.74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9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PageStyle_5f_Groupe_20_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_20_1" style:data-style-name="N0">
      <style:table-cell-properties fo:border-bottom="1.76pt solid #000000" fo:background-color="#92cddc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Excel_20_Built-in_20_Normal_20_1" style:data-style-name="N0">
      <style:table-cell-properties style:rotation-align="none"/>
    </style:style>
    <style:style style:name="ce5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 style:data-style-name="N0">
      <style:table-cell-properties fo:border-bottom="0.74pt solid #000000" fo:background-color="#fabf8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_20_1" style:data-style-name="N0">
      <style:table-cell-properties fo:border-bottom="1.76pt solid #000000" fo:background-color="#fde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_20_1" style:data-style-name="N0">
      <style:table-cell-properties fo:border-bottom="0.74pt solid #000000" fo:background-color="#ffcc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Excel_20_Built-in_20_Normal_20_1" style:data-style-name="N0">
      <style:table-cell-properties fo:border-bottom="1.76pt solid #000000" fo:background-color="#f5e04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_20_1" style:data-style-name="N0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_20_1" style:data-style-name="N0">
      <style:table-cell-properties fo:border-bottom="1.76pt solid #000000" fo:background-color="#daeef3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Excel_20_Built-in_20_Normal_20_1" style:data-style-name="N0">
      <style:table-cell-properties fo:border-bottom="none" fo:background-color="#ffff9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" style:family="table-cell" style:parent-style-name="Excel_20_Built-in_20_Normal_20_1" style:data-style-name="N0">
      <style:table-cell-properties fo:border-bottom="none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_20_1" style:data-style-name="N0">
      <style:table-cell-properties fo:border-bottom="1.76pt solid #000000" fo:background-color="#ffff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_20_1" style:data-style-name="N0">
      <style:table-cell-properties fo:border-bottom="0.74pt solid #000000" fo:background-color="#fde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_20_1" style:data-style-name="N0">
      <style:table-cell-properties fo:border-bottom="0.74pt solid #000000" fo:background-color="#fde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_20_1" style:data-style-name="N0">
      <style:table-cell-properties fo:border-bottom="1.76pt solid #000000" fo:background-color="#fde9d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_20_1" style:data-style-name="N0">
      <style:table-cell-properties fo:border-bottom="none" fo:background-color="#f5e04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_20_1" style:data-style-name="N0">
      <style:table-cell-properties fo:border-bottom="0.74pt solid #000000" fo:background-color="#f5e04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_20_1" style:data-style-name="N0">
      <style:table-cell-properties fo:border-bottom="1.76pt solid #000000" fo:background-color="#f5e04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_20_1" style:data-style-name="N0">
      <style:table-cell-properties fo:border-bottom="0.74pt solid #000000" fo:background-color="#538dd5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" style:family="table-cell" style:parent-style-name="Excel_20_Built-in_20_Normal_20_1" style:data-style-name="N0">
      <style:table-cell-properties fo:border-bottom="0.74pt solid #000000" fo:background-color="#c5d9f1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" style:family="table-cell" style:parent-style-name="Excel_20_Built-in_20_Normal_20_1" style:data-style-name="N0">
      <style:table-cell-properties fo:border-bottom="1.76pt solid #000000" fo:background-color="#538dd5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" style:family="table-cell" style:parent-style-name="Excel_20_Built-in_20_Normal_20_1" style:data-style-name="N0">
      <style:table-cell-properties fo:border-bottom="1.76pt solid #000000" fo:background-color="#c5d9f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Excel_20_Built-in_20_Normal_20_1" style:data-style-name="N0">
      <style:table-cell-properties fo:border-bottom="0.74pt solid #000000" fo:background-color="#c5d9f1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Excel_20_Built-in_20_Normal_20_1" style:data-style-name="N100">
      <style:table-cell-properties fo:border-bottom="0.74pt solid #000000" fo:background-color="#daeef3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_20_1" style:data-style-name="N100">
      <style:table-cell-properties fo:border-bottom="0.74pt solid #000000" fo:background-color="#daee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_20_1" style:data-style-name="N100">
      <style:table-cell-properties fo:border-bottom="1.76pt solid #000000" fo:background-color="#daee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_20_1" style:data-style-name="N10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_20_1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_20_1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Excel_20_Built-in_20_Normal_20_1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Excel_20_Built-in_20_Normal_20_1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Excel_20_Built-in_20_Normal_20_1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_20_1" style:data-style-name="N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2" style:family="table-cell" style:parent-style-name="Excel_20_Built-in_20_Normal_20_1" style:data-style-name="N0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3" style:family="table-cell" style:parent-style-name="Excel_20_Built-in_20_Normal_20_1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Excel_20_Built-in_20_Normal_20_1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5" style:family="table-cell" style:parent-style-name="Excel_20_Built-in_20_Normal_20_1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_20_1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_20_1" style:data-style-name="N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_20_1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_20_1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-is-between(0,40)" style:apply-style-name="ConditionalStyle_5f_2" style:base-cell-address="'Groupe 1'.O27"/>
      <style:map style:condition="cell-content-is-between(40,60)" style:apply-style-name="ConditionalStyle_5f_2" style:base-cell-address="'Groupe 1'.O27"/>
      <style:map style:condition="cell-content-is-between(60,100)" style:apply-style-name="ConditionalStyle_5f_2" style:base-cell-address="'Groupe 1'.O27"/>
    </style:style>
    <style:style style:name="ce50" style:family="table-cell" style:parent-style-name="Default" style:data-style-name="N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oupe 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number-columns-repeated="11" table:default-cell-style-name="ce50"/>
        <table:table-column table:style-name="co8" table:number-columns-repeated="999" table:default-cell-style-name="ce50"/>
        <table:table-column table:style-name="co9" table:number-columns-repeated="15359"/>
        <table:table-row table:style-name="ro1">
          <table:table-cell table:style-name="ce1" office:value-type="string" calcext:value-type="string">
            <text:p>Classe :</text:p>
          </table:table-cell>
          <table:table-cell table:style-name="ce9" office:value-type="string" calcext:value-type="string">
            <text:p>1 STI2D B</text:p>
          </table:table-cell>
          <table:table-cell/>
          <table:table-cell table:style-name="ce24" office:value-type="string" calcext:value-type="string" table:number-columns-spanned="2" table:number-rows-spanned="1">
            <text:p>Enseignement:</text:p>
          </table:table-cell>
          <table:covered-table-cell table:style-name="ce24"/>
          <table:table-cell table:style-name="ce31" office:value-type="string" calcext:value-type="string" table:number-columns-spanned="4" table:number-rows-spanned="1">
            <text:p>2I2D</text:p>
          </table:table-cell>
          <table:covered-table-cell table:number-columns-repeated="3" table:style-name="ce31"/>
          <table:table-cell table:number-columns-repeated="1016"/>
        </table:table-row>
        <table:table-row table:style-name="ro1">
          <table:table-cell table:style-name="ce1" office:value-type="string" calcext:value-type="string">
            <text:p>Groupe :</text:p>
          </table:table-cell>
          <table:table-cell table:style-name="ce9"/>
          <table:table-cell/>
          <table:table-cell table:style-name="ce24" office:value-type="string" calcext:value-type="string" table:number-columns-spanned="2" table:number-rows-spanned="1">
            <text:p>Enseignement:</text:p>
          </table:table-cell>
          <table:covered-table-cell table:style-name="ce24"/>
          <table:table-cell table:style-name="ce31" office:value-type="string" calcext:value-type="string" table:number-columns-spanned="4" table:number-rows-spanned="1">
            <text:p>SNT</text:p>
          </table:table-cell>
          <table:covered-table-cell table:number-columns-repeated="3" table:style-name="ce31"/>
          <table:table-cell table:number-columns-repeated="1016"/>
        </table:table-row>
        <table:table-row table:style-name="ro1">
          <table:table-cell table:number-columns-repeated="3"/>
          <table:table-cell table:style-name="ce25" office:value-type="string" calcext:value-type="string" table:number-columns-spanned="6" table:number-rows-spanned="1">
            <text:p>Chapitre 2 – Internet – Jeu de société</text:p>
          </table:table-cell>
          <table:covered-table-cell table:number-columns-repeated="5" table:style-name="ce25"/>
          <table:table-cell table:number-columns-repeated="1016"/>
        </table:table-row>
        <table:table-row table:style-name="ro1">
          <table:table-cell table:number-columns-repeated="3"/>
          <table:table-cell table:style-name="ce21" office:value-type="string" calcext:value-type="string">
            <text:p>Activité:</text:p>
          </table:table-cell>
          <table:table-cell table:style-name="ce28" office:value-type="string" calcext:value-type="string" table:number-columns-spanned="5" table:number-rows-spanned="1">
            <text:p>Présentation oral</text:p>
          </table:table-cell>
          <table:covered-table-cell table:number-columns-repeated="4" table:style-name="ce28"/>
          <table:table-cell table:number-columns-repeated="1016"/>
        </table:table-row>
        <table:table-row table:style-name="ro2">
          <table:table-cell table:number-columns-repeated="7"/>
          <table:table-cell table:style-name="ce5" office:value-type="string" calcext:value-type="string" table:number-columns-spanned="4" table:number-rows-spanned="1">
            <text:p>Niveau</text:p>
          </table:table-cell>
          <table:covered-table-cell table:number-columns-repeated="3" table:style-name="ce5"/>
          <table:table-cell table:number-columns-repeated="1014"/>
        </table:table-row>
        <table:table-row table:style-name="ro2">
          <table:table-cell table:style-name="ce5" office:value-type="string" calcext:value-type="string" table:number-columns-spanned="2" table:number-rows-spanned="1">
            <text:p>Compétence évaluée</text:p>
          </table:table-cell>
          <table:covered-table-cell table:style-name="ce5"/>
          <table:table-cell table:style-name="ce5" office:value-type="string" calcext:value-type="string" table:number-columns-spanned="5" table:number-rows-spanned="1">
            <text:p>Critères d'évaluation</text:p>
          </table:table-cell>
          <table:covered-table-cell table:number-columns-repeated="4" table:style-name="ce5"/>
          <table:table-cell table:style-name="ce27" office:value-type="float" office:value="0" calcext:value-type="float">
            <text:p>0</text:p>
          </table:table-cell>
          <table:table-cell table:style-name="ce34" office:value-type="string" calcext:value-type="string">
            <text:p>1/3</text:p>
          </table:table-cell>
          <table:table-cell table:style-name="ce34" office:value-type="string" calcext:value-type="string">
            <text:p>2/3</text:p>
          </table:table-cell>
          <table:table-cell table:style-name="ce40" office:value-type="string" calcext:value-type="string">
            <text:p>3/3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 table:number-columns-spanned="7" table:number-rows-spanned="1">
            <text:p>PRÉSENTATION DU SUJET</text:p>
          </table:table-cell>
          <table:covered-table-cell table:number-columns-repeated="6" table:style-name="ce6"/>
          <table:table-cell table:style-name="ce55" table:number-columns-spanned="4" table:number-rows-spanned="2"/>
          <table:covered-table-cell table:number-columns-repeated="3" table:style-name="ce55"/>
          <table:table-cell/>
          <table:table-cell table:style-name="ce79" office:value-type="string" calcext:value-type="string" table:number-columns-spanned="2" table:number-rows-spanned="1">
            <text:p>Poids de la compétence</text:p>
          </table:table-cell>
          <table:covered-table-cell table:style-name="ce79"/>
          <table:table-cell table:number-columns-repeated="1011"/>
        </table:table-row>
        <table:table-row table:style-name="ro4">
          <table:table-cell table:style-name="ce7" table:number-columns-spanned="2" table:number-rows-spanned="9"/>
          <table:covered-table-cell table:style-name="ce7"/>
          <table:table-cell table:style-name="ce17" office:value-type="string" calcext:value-type="string" table:number-columns-spanned="5" table:number-rows-spanned="1">
            <text:p>L'élève a été capable de :</text:p>
          </table:table-cell>
          <table:covered-table-cell table:number-columns-repeated="4" table:style-name="ce17"/>
          <table:covered-table-cell table:number-columns-repeated="4" table:style-name="ce55"/>
          <table:table-cell/>
          <table:table-cell table:style-name="ce48" office:value-type="string" calcext:value-type="string">
            <text:p>Théorique</text:p>
          </table:table-cell>
          <table:table-cell table:style-name="ce48" office:value-type="string" calcext:value-type="string">
            <text:p>Réel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Utiliser les connaissance en l’utilisant dans un jeu de manière ludique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9]=&quot;x&quot;;&quot;0&quot;;si([.I9]=&quot;x&quot;;&quot;1&quot;;si([.J9]=&quot;x&quot;;&quot;2&quot;;si([.K9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Notion de réseau physique, de protocole ou de routage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0]=&quot;x&quot;;&quot;0&quot;;si([.I10]=&quot;x&quot;;&quot;1&quot;;si([.J10]=&quot;x&quot;;&quot;2&quot;;si([.K10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Règle du jeu bien construite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1]=&quot;x&quot;;&quot;0&quot;;si([.I11]=&quot;x&quot;;&quot;1&quot;;si([.J11]=&quot;x&quot;;&quot;2&quot;;si([.K11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Environnement du jeu réfléchi (contexte, plateau ou autre...etc)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2]=&quot;x&quot;;&quot;0&quot;;si([.I12]=&quot;x&quot;;&quot;1&quot;;si([.J12]=&quot;x&quot;;&quot;2&quot;;si([.K12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Propose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3]=&quot;x&quot;;&quot;0&quot;;si([.I13]=&quot;x&quot;;&quot;1&quot;;si([.J13]=&quot;x&quot;;&quot;2&quot;;si([.K13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Analyser l'existant (produit similaire et/ou adaptable)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4]=&quot;x&quot;;&quot;0&quot;;si([.I14]=&quot;x&quot;;&quot;1&quot;;si([.J14]=&quot;x&quot;;&quot;2&quot;;si([.K14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5">
          <table:covered-table-cell table:number-columns-repeated="2" table:style-name="ce7"/>
          <table:table-cell table:style-name="ce18" office:value-type="string" calcext:value-type="string" table:number-columns-spanned="5" table:number-rows-spanned="1">
            <text:p>Réfléchir sur la problématique et de proposer différentes solutions sous formes de croquis avec Mindview.</text:p>
          </table:table-cell>
          <table:covered-table-cell table:number-columns-repeated="4" table:style-name="ce18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5]=&quot;x&quot;;&quot;0&quot;;si([.I15]=&quot;x&quot;;&quot;1&quot;;si([.J15]=&quot;x&quot;;&quot;2&quot;;si([.K15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covered-table-cell table:number-columns-repeated="2" table:style-name="ce7"/>
          <table:table-cell table:style-name="ce19" office:value-type="string" calcext:value-type="string" table:number-columns-spanned="5" table:number-rows-spanned="1">
            <text:p>Définir et planifier les tâches du projet sous Mindview.</text:p>
          </table:table-cell>
          <table:covered-table-cell table:number-columns-repeated="4" table:style-name="ce19"/>
          <table:table-cell table:style-name="ce30" office:value-type="string" calcext:value-type="string">
            <text:p>x</text:p>
          </table:table-cell>
          <table:table-cell table:style-name="ce36" table:number-columns-repeated="2"/>
          <table:table-cell table:style-name="ce42"/>
          <table:table-cell/>
          <table:table-cell table:style-name="ce48" office:value-type="float" office:value="3" calcext:value-type="float">
            <text:p>3</text:p>
          </table:table-cell>
          <table:table-cell table:style-name="ce48" table:formula="of:=si([.H16]=&quot;x&quot;;&quot;0&quot;;si([.I16]=&quot;x&quot;;&quot;1&quot;;si([.J16]=&quot;x&quot;;&quot;2&quot;;si([.K16]=&quot;x&quot;;&quot;3&quot;;&quot;&quot;))))" office:value-type="string" office:string-value="" calcext:value-type="error">
            <text:p>#NOM ?</text:p>
          </table:table-cell>
          <table:table-cell table:number-columns-repeated="1011"/>
        </table:table-row>
        <table:table-row table:style-name="ro4">
          <table:table-cell table:style-name="ce10" office:value-type="string" calcext:value-type="string" table:number-columns-spanned="7" table:number-rows-spanned="1">
            <text:p>COMPÉTENCE ORAL</text:p>
          </table:table-cell>
          <table:covered-table-cell table:number-columns-repeated="6" table:style-name="ce10"/>
          <table:table-cell table:style-name="ce63" table:number-columns-spanned="4" table:number-rows-spanned="2"/>
          <table:covered-table-cell table:number-columns-repeated="3" table:style-name="ce63"/>
          <table:table-cell table:style-name="ce38"/>
          <table:table-cell table:style-name="ce48"/>
          <table:table-cell table:style-name="ce48" table:formula="of:=si([.H17]=&quot;x&quot;;&quot;0&quot;;si([.I17]=&quot;x&quot;;&quot;1&quot;;si([.J17]=&quot;x&quot;;&quot;2&quot;;si([.K17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4">
          <table:table-cell table:style-name="ce11" table:number-columns-spanned="2" table:number-rows-spanned="6"/>
          <table:covered-table-cell table:style-name="ce11"/>
          <table:table-cell table:style-name="ce20" office:value-type="string" calcext:value-type="string" table:number-columns-spanned="5" table:number-rows-spanned="1">
            <text:p>L'élève est capable de :</text:p>
          </table:table-cell>
          <table:covered-table-cell table:number-columns-repeated="4" table:style-name="ce20"/>
          <table:covered-table-cell table:number-columns-repeated="4" table:style-name="ce63"/>
          <table:table-cell table:style-name="ce38"/>
          <table:table-cell table:style-name="ce48"/>
          <table:table-cell table:style-name="ce48" table:formula="of:=si([.H18]=&quot;x&quot;;&quot;0&quot;;si([.I18]=&quot;x&quot;;&quot;1&quot;;si([.J18]=&quot;x&quot;;&quot;2&quot;;si([.K18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4">
          <table:covered-table-cell table:number-columns-repeated="2" table:style-name="ce11"/>
          <table:table-cell table:style-name="ce22" office:value-type="string" calcext:value-type="string" table:number-columns-spanned="5" table:number-rows-spanned="1">
            <text:p>Faire une présentation structurée</text:p>
          </table:table-cell>
          <table:covered-table-cell table:number-columns-repeated="4" table:style-name="ce22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 table:style-name="ce38"/>
          <table:table-cell table:style-name="ce48" office:value-type="float" office:value="3" calcext:value-type="float">
            <text:p>3</text:p>
          </table:table-cell>
          <table:table-cell table:style-name="ce48" table:formula="of:=si([.H19]=&quot;x&quot;;&quot;0&quot;;si([.I19]=&quot;x&quot;;&quot;1&quot;;si([.J19]=&quot;x&quot;;&quot;2&quot;;si([.K19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4">
          <table:covered-table-cell table:number-columns-repeated="2" table:style-name="ce11"/>
          <table:table-cell table:style-name="ce22" office:value-type="string" calcext:value-type="string" table:number-columns-spanned="5" table:number-rows-spanned="1">
            <text:p>Parler à haute et intelligible voix</text:p>
          </table:table-cell>
          <table:covered-table-cell table:number-columns-repeated="4" table:style-name="ce22"/>
          <table:table-cell table:style-name="ce29" office:value-type="string" calcext:value-type="string">
            <text:p>x</text:p>
          </table:table-cell>
          <table:table-cell table:style-name="ce35" table:number-columns-repeated="2"/>
          <table:table-cell table:style-name="ce41"/>
          <table:table-cell table:style-name="ce38"/>
          <table:table-cell table:style-name="ce48" office:value-type="float" office:value="3" calcext:value-type="float">
            <text:p>3</text:p>
          </table:table-cell>
          <table:table-cell table:style-name="ce48" table:formula="of:=si([.H20]=&quot;x&quot;;&quot;0&quot;;si([.I20]=&quot;x&quot;;&quot;1&quot;;si([.J20]=&quot;x&quot;;&quot;2&quot;;si([.K20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4">
          <table:covered-table-cell table:number-columns-repeated="2" table:style-name="ce11"/>
          <table:table-cell table:style-name="ce22" office:value-type="string" calcext:value-type="string" table:number-columns-spanned="5" table:number-rows-spanned="1">
            <text:p>Faire un diaporama de qualité</text:p>
          </table:table-cell>
          <table:covered-table-cell table:number-columns-repeated="4" table:style-name="ce22"/>
          <table:table-cell table:style-name="ce32" office:value-type="string" calcext:value-type="string">
            <text:p>x</text:p>
          </table:table-cell>
          <table:table-cell table:style-name="ce37" table:number-columns-repeated="2"/>
          <table:table-cell table:style-name="ce43"/>
          <table:table-cell table:style-name="ce38"/>
          <table:table-cell table:style-name="ce48" office:value-type="float" office:value="3" calcext:value-type="float">
            <text:p>3</text:p>
          </table:table-cell>
          <table:table-cell table:style-name="ce48" table:formula="of:=si([.H21]=&quot;x&quot;;&quot;0&quot;;si([.I21]=&quot;x&quot;;&quot;1&quot;;si([.J21]=&quot;x&quot;;&quot;2&quot;;si([.K21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4">
          <table:covered-table-cell table:number-columns-repeated="2" table:style-name="ce11"/>
          <table:table-cell table:style-name="ce22" office:value-type="string" calcext:value-type="string" table:number-columns-spanned="5" table:number-rows-spanned="1">
            <text:p>Gérer sa posture et sa gestuelle</text:p>
          </table:table-cell>
          <table:covered-table-cell table:number-columns-repeated="4" table:style-name="ce22"/>
          <table:table-cell table:style-name="ce32" office:value-type="string" calcext:value-type="string">
            <text:p>x</text:p>
          </table:table-cell>
          <table:table-cell table:style-name="ce37" table:number-columns-repeated="2"/>
          <table:table-cell table:style-name="ce43"/>
          <table:table-cell table:style-name="ce38"/>
          <table:table-cell table:style-name="ce48" office:value-type="float" office:value="3" calcext:value-type="float">
            <text:p>3</text:p>
          </table:table-cell>
          <table:table-cell table:style-name="ce48" table:formula="of:=si([.H22]=&quot;x&quot;;&quot;0&quot;;si([.I22]=&quot;x&quot;;&quot;1&quot;;si([.J22]=&quot;x&quot;;&quot;2&quot;;si([.K22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4">
          <table:covered-table-cell table:number-columns-repeated="2" table:style-name="ce11"/>
          <table:table-cell table:style-name="ce23" office:value-type="string" calcext:value-type="string" table:number-columns-spanned="5" table:number-rows-spanned="1">
            <text:p>Gérer le temps qui lui est impartie (10min)</text:p>
          </table:table-cell>
          <table:covered-table-cell table:number-columns-repeated="4" table:style-name="ce23"/>
          <table:table-cell table:style-name="ce33" office:value-type="string" calcext:value-type="string">
            <text:p>x</text:p>
          </table:table-cell>
          <table:table-cell table:style-name="ce36" table:number-columns-repeated="2"/>
          <table:table-cell table:style-name="ce42"/>
          <table:table-cell table:style-name="ce38"/>
          <table:table-cell table:style-name="ce48" office:value-type="float" office:value="3" calcext:value-type="float">
            <text:p>3</text:p>
          </table:table-cell>
          <table:table-cell table:style-name="ce48" table:formula="of:=si([.H23]=&quot;x&quot;;&quot;0&quot;;si([.I23]=&quot;x&quot;;&quot;1&quot;;si([.J23]=&quot;x&quot;;&quot;2&quot;;si([.K23]=&quot;x&quot;;&quot;3&quot;;&quot;&quot;))))" office:value-type="string" office:string-value="" calcext:value-type="error">
            <text:p>#NOM ?</text:p>
          </table:table-cell>
          <table:table-cell table:style-name="ce38" table:number-columns-repeated="1011"/>
        </table:table-row>
        <table:table-row table:style-name="ro2">
          <table:table-cell table:number-columns-repeated="1025"/>
        </table:table-row>
        <table:table-row table:style-name="ro2">
          <table:table-cell table:number-columns-repeated="5"/>
          <table:table-cell table:style-name="ce5" office:value-type="string" calcext:value-type="string" table:number-columns-spanned="2" table:number-rows-spanned="1">
            <text:p>Indicateurs d'évaluation</text:p>
          </table:table-cell>
          <table:covered-table-cell table:style-name="ce5"/>
          <table:table-cell table:number-columns-repeated="4"/>
          <table:table-cell table:style-name="ce45" office:value-type="string" calcext:value-type="string">
            <text:p>Totaux</text:p>
          </table:table-cell>
          <table:table-cell table:style-name="ce48" table:number-columns-repeated="2"/>
          <table:table-cell table:style-name="ce45" office:value-type="string" calcext:value-type="string">
            <text:p>Taux d'atteinte en %</text:p>
          </table:table-cell>
          <table:table-cell table:number-columns-repeated="1010"/>
        </table:table-row>
        <table:table-row table:style-name="ro6">
          <table:table-cell table:style-name="ce8" office:value-type="string" calcext:value-type="string">
            <text:p>Nom :</text:p>
          </table:table-cell>
          <table:table-cell table:style-name="ce14" table:number-columns-spanned="3" table:number-rows-spanned="1"/>
          <table:covered-table-cell table:number-columns-repeated="2" table:style-name="ce14"/>
          <table:table-cell/>
          <table:table-cell table:style-name="ce39" office:value-type="string" calcext:value-type="string" table:number-columns-spanned="2" table:number-rows-spanned="1">
            <text:p>0:Pas bon</text:p>
          </table:table-cell>
          <table:covered-table-cell table:style-name="ce39"/>
          <table:table-cell table:number-columns-repeated="4"/>
          <table:table-cell table:style-name="ce46" office:value-type="string" calcext:value-type="string">
            <text:p>Compétence</text:p>
          </table:table-cell>
          <table:table-cell table:style-name="ce46" table:number-columns-spanned="3" table:number-rows-spanned="1"/>
          <table:covered-table-cell table:number-columns-repeated="2" table:style-name="ce46"/>
          <table:table-cell table:number-columns-repeated="1010"/>
        </table:table-row>
        <table:table-row table:style-name="ro6">
          <table:table-cell/>
          <table:table-cell table:style-name="ce15" table:number-columns-spanned="3" table:number-rows-spanned="1"/>
          <table:covered-table-cell table:number-columns-repeated="2" table:style-name="ce15"/>
          <table:table-cell/>
          <table:table-cell table:style-name="ce47" office:value-type="string" calcext:value-type="string" table:number-columns-spanned="2" table:number-rows-spanned="1">
            <text:p>1/3: Moyennement bon</text:p>
          </table:table-cell>
          <table:covered-table-cell table:style-name="ce47"/>
          <table:table-cell table:number-columns-repeated="4"/>
          <table:table-cell table:style-name="ce46" office:value-type="string" calcext:value-type="string">
            <text:p>SUJET</text:p>
          </table:table-cell>
          <table:table-cell table:style-name="ce46" table:formula="of:=somme([.M9:.M16])" office:value-type="string" office:string-value="" calcext:value-type="error">
            <text:p>#NOM ?</text:p>
          </table:table-cell>
          <table:table-cell table:style-name="ce46" table:formula="of:=[.N9]+[.N10]+[.N11]+[.N12]+[.N13]+[.N14]+[.N15]+[.N16]" office:value-type="string" office:string-value="" calcext:value-type="error">
            <text:p>#NOM ?</text:p>
          </table:table-cell>
          <table:table-cell table:style-name="ce49" table:formula="of:=[.N27]*100/[.M27]" office:value-type="string" office:string-value="" calcext:value-type="error">
            <text:p>#NOM ?</text:p>
          </table:table-cell>
          <table:table-cell table:number-columns-repeated="1010"/>
        </table:table-row>
        <table:table-row table:style-name="ro6">
          <table:table-cell/>
          <table:table-cell table:style-name="ce15" table:number-columns-spanned="3" table:number-rows-spanned="1"/>
          <table:covered-table-cell table:number-columns-repeated="2" table:style-name="ce15"/>
          <table:table-cell/>
          <table:table-cell table:style-name="ce47" office:value-type="string" calcext:value-type="string" table:number-columns-spanned="2" table:number-rows-spanned="1">
            <text:p>2/3: Bon</text:p>
          </table:table-cell>
          <table:covered-table-cell table:style-name="ce47"/>
          <table:table-cell table:number-columns-repeated="4"/>
          <table:table-cell table:style-name="ce46" office:value-type="string" calcext:value-type="string">
            <text:p>ORAL</text:p>
          </table:table-cell>
          <table:table-cell table:style-name="ce46" table:formula="of:=somme([.M19:.M23])" office:value-type="string" office:string-value="" calcext:value-type="error">
            <text:p>#NOM ?</text:p>
          </table:table-cell>
          <table:table-cell table:style-name="ce46" table:formula="of:=[.N19]+[.N20]+[.N21]+[.N22]+[.N23]" office:value-type="string" office:string-value="" calcext:value-type="error">
            <text:p>#NOM ?</text:p>
          </table:table-cell>
          <table:table-cell table:style-name="ce49" table:formula="of:=[.N28]*100/[.M28]" office:value-type="string" office:string-value="" calcext:value-type="error">
            <text:p>#NOM ?</text:p>
          </table:table-cell>
          <table:table-cell table:number-columns-repeated="1010"/>
        </table:table-row>
        <table:table-row table:style-name="ro6">
          <table:table-cell/>
          <table:table-cell table:style-name="ce16" table:number-columns-spanned="3" table:number-rows-spanned="1"/>
          <table:covered-table-cell table:number-columns-repeated="2" table:style-name="ce16"/>
          <table:table-cell/>
          <table:table-cell table:style-name="ce51" office:value-type="string" calcext:value-type="string" table:number-columns-spanned="2" table:number-rows-spanned="1">
            <text:p>3/3: Très bon</text:p>
          </table:table-cell>
          <table:covered-table-cell table:style-name="ce51"/>
          <table:table-cell/>
          <table:table-cell table:style-name="ce38" table:number-columns-repeated="3"/>
          <table:table-cell/>
          <table:table-cell table:style-name="ce45" table:formula="of:=[.M27]+[.M28]" office:value-type="string" office:string-value="" calcext:value-type="error">
            <text:p>#NOM ?</text:p>
          </table:table-cell>
          <table:table-cell table:style-name="ce45" table:formula="of:=[.N27]+[.N28]" office:value-type="string" office:string-value="" calcext:value-type="error">
            <text:p>#NOM ?</text:p>
          </table:table-cell>
          <table:table-cell/>
          <table:table-cell table:style-name="ce38"/>
          <table:table-cell table:number-columns-repeated="1009"/>
        </table:table-row>
        <table:table-row table:style-name="ro6">
          <table:table-cell table:number-columns-repeated="15"/>
          <table:table-cell table:style-name="ce38"/>
          <table:table-cell table:number-columns-repeated="1009"/>
        </table:table-row>
        <table:table-row table:style-name="ro6">
          <table:table-cell table:number-columns-repeated="8"/>
          <table:table-cell table:style-name="ce71" office:value-type="string" calcext:value-type="string" table:number-columns-spanned="2" table:number-rows-spanned="1">
            <text:p>Note éventuelle :</text:p>
          </table:table-cell>
          <table:covered-table-cell table:style-name="ce71"/>
          <table:table-cell table:style-name="ce44" table:formula="of:=[.N29]*20/[.M29]" office:value-type="string" office:string-value="" calcext:value-type="error">
            <text:p>#NOM ?</text:p>
          </table:table-cell>
          <table:table-cell table:number-columns-repeated="1014"/>
        </table:table-row>
        <table:table-row table:style-name="ro6" table:number-rows-repeated="974">
          <table:table-cell table:number-columns-repeated="1025"/>
        </table:table-row>
        <table:table-row table:style-name="ro7" table:number-rows-repeated="1047570">
          <table:table-cell table:number-columns-repeated="1025"/>
        </table:table-row>
        <table:table-row table:style-name="ro7">
          <table:table-cell table:number-columns-repeated="1025"/>
        </table:table-row>
        <calcext:conditional-formats>
          <calcext:conditional-format calcext:target-range-address="'Groupe 1'.O27:'Groupe 1'.O28">
            <calcext:condition calcext:apply-style-name="ConditionalStyle_2" calcext:value="between(0,40)" calcext:base-cell-address="'Groupe 1'.O27"/>
            <calcext:condition calcext:apply-style-name="ConditionalStyle_2" calcext:value="between(40,60)" calcext:base-cell-address="'Groupe 1'.O27"/>
            <calcext:condition calcext:apply-style-name="ConditionalStyle_2" calcext:value="between(60,100)" calcext:base-cell-address="'Groupe 1'.O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00b05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2_20_3" style:display-name="ConditionalStyle_2 3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2_20_1" style:display-name="ConditionalStyle_2 1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2_20_2" style:display-name="ConditionalStyle_2 2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c7ce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ConditionalStyle_5f_3_20_1" style:display-name="ConditionalStyle_3 1" style:family="table-cell" style:parent-style-name="Default" style:data-style-name="N0">
      <style:table-cell-properties fo:background-color="#ffc000"/>
      <style:text-properties style:use-window-font-color="true" style:text-outline="false" style:text-line-through-style="none" style:text-line-through-type="none" style:font-name="Times New Roman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swiss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fo:background-color="#ffc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8">00/00/0000</text:date>, <text:time style:data-style-name="N2" text:time-value="16:20:21.8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_20_1" style:display-name="PageStyle_Group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2" style:display-name="PageStyle_Groupe 1_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3" style:display-name="PageStyle_Groupe 1_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1" style:display-name="PageStyle_Groupe 1_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5" style:display-name="PageStyle_Groupe 1_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6" style:display-name="PageStyle_Groupe 1_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4" style:display-name="PageStyle_Groupe 1_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oupe_20_1_5f_7" style:display-name="PageStyle_Groupe 1_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</meta:editing-cycles>
    <meta:editing-duration>PT6M51S</meta:editing-duration>
    <meta:generator>LibreOffice/7.5.5.2$Windows_X86_64 LibreOffice_project/ca8fe7424262805f223b9a2334bc7181abbcbf5e</meta:generator>
    <dc:date>2025-03-18T16:27:10.063000000</dc:date>
    <meta:document-statistic meta:table-count="1" meta:cell-count="99" meta:object-count="0"/>
  </office:meta>
</office:document-meta>
</file>